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25-01-03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24-01-04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23-01-05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21-01-04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20-01-08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19-01-02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16-12-28 21:34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959100220002</text:p>
          </table:table-cell>
          <table:table-cell office:value-type="string" calcext:value-type="string">
            <text:p>201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